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5eb91e" draw:textarea-horizontal-align="justify" draw:textarea-vertical-align="middle" draw:auto-grow-height="false" fo:min-height="0.35cm" fo:min-width="1.8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fill-color="#61a496" draw:textarea-vertical-align="middle"/>
    </style:style>
    <style:style style:name="gr3" style:family="graphic" style:parent-style-name="standard">
      <style:graphic-properties draw:fill-color="#61a496" draw:textarea-horizontal-align="justify" draw:textarea-vertical-align="middle" draw:auto-grow-height="false" fo:min-height="0.35cm" fo:min-width="2.5cm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458cm" fo:min-width="0.562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0.25cm" fo:min-width="0.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5cm" fo:min-width="2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2.45cm" fo:min-width="1.5cm"/>
    </style:style>
    <style:style style:name="gr9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05cm" fo:min-width="2.3cm"/>
    </style:style>
    <style:style style:name="gr11" style:family="graphic" style:parent-style-name="standard">
      <style:graphic-properties draw:fill-color="#00ffff" draw:textarea-horizontal-align="justify" draw:textarea-vertical-align="middle" draw:auto-grow-height="false" fo:min-height="0.126cm" fo:min-width="1.776cm"/>
      <style:paragraph-properties style:writing-mode="lr-tb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0.599cm" fo:min-width="1.267cm"/>
      <style:paragraph-properties style:writing-mode="lr-tb"/>
    </style:style>
    <style:style style:name="gr13" style:family="graphic" style:parent-style-name="standard">
      <style:graphic-properties draw:fill-color="#00ff00" draw:textarea-horizontal-align="justify" draw:textarea-vertical-align="middle" draw:auto-grow-height="false" fo:min-height="0.35cm" fo:min-width="2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6.15cm" fo:min-width="2.3cm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2.4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85cm" fo:min-width="1.2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19" style:family="graphic" style:parent-style-name="standard">
      <style:graphic-properties draw:fill-color="#ff8000" draw:textarea-horizontal-align="justify" draw:textarea-vertical-align="middle" draw:auto-grow-height="false" fo:min-height="0.103cm" fo:min-width="0.419cm"/>
      <style:paragraph-properties style:writing-mode="lr-tb"/>
    </style:style>
    <style:style style:name="gr20" style:family="graphic" style:parent-style-name="standard">
      <style:graphic-properties draw:fill-color="#61a496" draw:textarea-horizontal-align="justify" draw:textarea-vertical-align="middle" draw:auto-grow-height="false" fo:min-height="0.05cm" fo:min-width="1.4cm"/>
      <style:paragraph-properties style:writing-mode="lr-tb"/>
    </style:style>
    <style:style style:name="gr21" style:family="graphic" style:parent-style-name="standard">
      <style:graphic-properties draw:fill-color="#61a496" draw:textarea-horizontal-align="justify" draw:textarea-vertical-align="middle" draw:auto-grow-height="false" fo:min-height="0.25cm" fo:min-width="0.9cm"/>
      <style:paragraph-properties style:writing-mode="lr-tb"/>
    </style:style>
    <style:style style:name="gr22" style:family="graphic" style:parent-style-name="objectwithoutfill">
      <style:graphic-properties svg:stroke-color="#000000" draw:fill="none" draw:textarea-vertical-align="middle"/>
    </style:style>
    <style:style style:name="gr23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35cm" fo:min-width="2cm"/>
      <style:paragraph-properties style:writing-mode="lr-tb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25cm" fo:min-width="3cm"/>
      <style:paragraph-properties style:writing-mode="lr-tb"/>
    </style:style>
    <style:style style:name="gr27" style:family="graphic">
      <style:graphic-properties style:protect="size"/>
    </style:style>
    <style:style style:name="gr28" style:family="graphic" style:parent-style-name="standard">
      <style:graphic-properties draw:fill-color="#61a496" draw:textarea-horizontal-align="justify" draw:textarea-vertical-align="middle" draw:auto-grow-height="false" fo:min-height="0.75cm" fo:min-width="2.5cm"/>
      <style:paragraph-properties style:writing-mode="lr-tb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.25cm" fo:min-width="3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25cm" fo:min-width="1.5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25cm" fo:min-width="2cm"/>
      <style:paragraph-properties style:writing-mode="lr-tb"/>
    </style:style>
    <style:style style:name="gr33" style:family="graphic" style:parent-style-name="standard" style:list-style-name="L1">
      <style:graphic-properties draw:fill-color="#ffe994" draw:textarea-horizontal-align="justify" draw:textarea-vertical-align="middle" draw:auto-grow-height="false" fo:min-height="0.55cm" fo:min-width="2cm"/>
      <style:paragraph-properties style:writing-mode="lr-tb"/>
    </style:style>
    <style:style style:name="gr34" style:family="graphic" style:parent-style-name="standard" style:list-style-name="L1">
      <style:graphic-properties draw:fill-color="#ffffff" draw:textarea-horizontal-align="justify" draw:textarea-vertical-align="middle" draw:auto-grow-height="false" fo:min-height="1.95cm" fo:min-width="2.7cm"/>
      <style:paragraph-properties style:writing-mode="lr-tb"/>
    </style:style>
    <style:style style:name="gr35" style:family="graphic" style:parent-style-name="standard">
      <style:graphic-properties draw:fill="none" draw:textarea-horizontal-align="justify" draw:textarea-vertical-align="middle" draw:auto-grow-height="false" fo:min-height="7.25cm" fo:min-width="2.3cm"/>
    </style:style>
    <style:style style:name="gr36" style:family="graphic" style:parent-style-name="standard">
      <style:graphic-properties draw:textarea-horizontal-align="justify" draw:textarea-vertical-align="middle" draw:auto-grow-height="false" fo:min-height="0.65cm" fo:min-width="1.2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-color="#5eb91e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61a496"/>
      <style:paragraph-properties fo:text-align="center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61a496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000000" loext:opacity="100%" fo:font-size="13pt" style:font-size-asian="13pt" style:font-size-complex="13pt"/>
    </style:style>
    <style:style style:name="P7" style:family="paragraph">
      <loext:graphic-properties draw:fill-color="#ff8000"/>
      <style:paragraph-properties fo:text-align="center" style:writing-mode="lr-tb"/>
      <style:text-properties fo:color="#000000" loext:opacity="100%" fo:font-size="13pt" style:font-size-asian="13pt" style:font-size-complex="13pt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e994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line-height="100%"/>
    </style:style>
    <style:style style:name="P11" style:family="paragraph">
      <loext:graphic-properties draw:fill="none" draw:fill-color="#ffffff"/>
      <style:paragraph-properties fo:line-height="100%" style:writing-mode="lr-tb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4" style:family="paragraph">
      <loext:graphic-properties draw:fill-color="#00fff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5" style:family="paragraph">
      <style:paragraph-properties fo:text-align="center" style:writing-mode="lr-tb"/>
      <style:text-properties style:font-name="FreeSerif" fo:font-size="11pt" fo:font-style="italic" style:font-size-asian="11pt" style:font-style-asian="italic" style:font-size-complex="11pt" style:font-style-complex="italic"/>
    </style:style>
    <style:style style:name="P16" style:family="paragraph">
      <loext:graphic-properties draw:fill-color="#00ff00"/>
      <style:paragraph-properties fo:text-align="center" style:writing-mode="lr-tb"/>
      <style:text-properties style:font-name="FreeSerif" fo:font-size="11pt" fo:font-style="italic" style:font-size-asian="11pt" style:font-style-asian="italic" style:font-size-complex="11pt" style:font-style-complex="italic"/>
    </style:style>
    <style:style style:name="P17" style:family="paragraph">
      <style:paragraph-properties fo:text-align="center" style:writing-mode="lr-tb"/>
      <style:text-properties fo:color="#000000" loext:opacity="100%" fo:font-size="6pt" style:font-size-asian="6pt" style:font-size-complex="6pt"/>
    </style:style>
    <style:style style:name="P18" style:family="paragraph">
      <loext:graphic-properties draw:fill-color="#ff8000"/>
      <style:paragraph-properties fo:text-align="center" style:writing-mode="lr-tb"/>
      <style:text-properties fo:color="#000000" loext:opacity="100%" fo:font-size="6pt" style:font-size-asian="6pt" style:font-size-complex="6pt"/>
    </style:style>
    <style:style style:name="P19" style:family="paragraph">
      <style:paragraph-properties fo:text-align="center" style:writing-mode="lr-tb"/>
      <style:text-properties fo:font-size="6pt" style:font-size-asian="6pt" style:font-size-complex="6pt"/>
    </style:style>
    <style:style style:name="P20" style:family="paragraph">
      <loext:graphic-properties draw:fill-color="#61a496"/>
      <style:paragraph-properties fo:text-align="center" style:writing-mode="lr-tb"/>
      <style:text-properties fo:font-size="6pt" style:font-size-asian="6pt" style:font-size-complex="6pt"/>
    </style:style>
    <style:style style:name="P21" style:family="paragraph">
      <loext:graphic-properties draw:fill-color="#fffff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text-align="center" style:writing-mode="lr-tb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4" style:family="paragraph">
      <loext:graphic-properties draw:fill-color="#61a496"/>
      <style:paragraph-properties fo:text-align="center" style:writing-mode="lr-tb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2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-color="#61a496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7" style:family="paragraph">
      <style:paragraph-properties fo:line-height="100%"/>
      <style:text-properties fo:font-size="8pt"/>
    </style:style>
    <style:style style:name="P28" style:family="paragraph">
      <style:text-properties fo:font-size="8pt"/>
    </style:style>
    <style:style style:name="P29" style:family="paragraph">
      <loext:graphic-properties draw:fill="none" draw:fill-color="#ffffff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32" style:family="paragraph">
      <loext:graphic-properties draw:fill-color="#ffe994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4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9pt" fo:font-weight="bold" style:font-size-asian="9pt" style:font-weight-asian="bold" style:font-size-complex="9pt" style:font-weight-complex="bold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size="13pt" style:font-size-asian="13pt" style:font-size-complex="13pt"/>
    </style:style>
    <style:style style:name="T4" style:family="text">
      <style:text-properties fo:color="#000000" loext:opacity="100%" style:text-position="-8% 58%" fo:font-size="13pt" style:font-size-asian="13pt" style:font-size-complex="13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FreeSerif" fo:font-size="11pt" fo:font-style="italic" style:font-size-asian="11pt" style:font-style-asian="italic" style:font-size-complex="11pt" style:font-style-complex="italic"/>
    </style:style>
    <style:style style:name="T9" style:family="text">
      <style:text-properties fo:color="#000000" loext:opacity="100%" fo:font-size="6pt" style:font-size-asian="6pt" style:font-size-complex="6pt"/>
    </style:style>
    <style:style style:name="T10" style:family="text">
      <style:text-properties fo:color="#000000" loext:opacity="100%" style:text-position="-8% 58%" fo:font-size="6pt" style:font-size-asian="6pt" style:font-size-complex="6pt"/>
    </style:style>
    <style:style style:name="T11" style:family="text">
      <style:text-properties fo:font-size="6pt" style:font-size-asian="6pt" style:font-size-complex="6pt"/>
    </style:style>
    <style:style style:name="T1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position="0% 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2.3cm" svg:height="0.6cm" svg:x="16.5cm" svg:y="4.9cm">
          <text:p text:style-name="P1"><text:span text:style-name="T1">Q</text:span><text:span text:style-name="T1">u</text:span><text:span text:style-name="T1">e</text:span><text:span text:style-name="T1">r</text:span><text:span text:style-name="T1">y</text:span><text:span text:style-name="T1"> </text:span><text:span text:style-name="T1">0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5cm" svg:y1="5.2cm" svg:x2="13.1cm" svg:y2="5.2cm">
          <text:p/>
        </draw:line>
        <draw:custom-shape draw:style-name="gr3" draw:text-style-name="P5" draw:layer="layout" svg:width="3cm" svg:height="0.6cm" svg:x="10.1cm" svg:y="4.9cm">
          <text:p text:style-name="P4"><text:span text:style-name="T2">Embe</text:span><text:span text:style-name="T2">dding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cm" svg:height="0.6cm" svg:x="10.1cm" svg:y="2.9cm">
          <text:p text:style-name="P4"><text:span text:style-name="T2">Vecto</text:span><text:span text:style-name="T2">r DB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5cm" svg:height="1cm" svg:x="14.2cm" svg:y="4.7cm">
          <text:p text:style-name="P6"><text:span text:style-name="T3">D</text:span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1.4cm" svg:height="0.5cm" svg:x="1.1cm" svg:y="2.1cm">
          <text:p text:style-name="P8"><text:span text:style-name="T5">Doc 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.1cm" svg:y="2.7cm">
          <text:p text:style-name="P8"><text:span text:style-name="T5">Doc 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.1cm" svg:y="3.9cm">
          <text:p text:style-name="P8"><text:span text:style-name="T5">Doc </text:span><text:span text:style-name="T5">n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0.559cm" svg:height="0.887cm" svg:x="1.541cm" svg:y="3.1cm">
          <draw:text-box>
            <text:p text:style-name="P10"><text:span text:style-name="T6">.</text:span></text:p>
            <text:p><text:span text:style-name="T6">.</text:span></text:p>
          </draw:text-box>
        </draw:frame>
        <draw:line draw:style-name="gr2" draw:text-style-name="P3" draw:layer="layout" svg:x1="7.2cm" svg:y1="3.2cm" svg:x2="10.1cm" svg:y2="3.2cm">
          <text:p/>
        </draw:line>
        <draw:custom-shape draw:style-name="gr4" draw:text-style-name="P7" draw:layer="layout" svg:width="1.5cm" svg:height="1cm" svg:x="7.901cm" svg:y="2.701cm">
          <text:p text:style-name="P6"><text:span text:style-name="T3">D</text:span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.5cm" svg:height="0.9cm" svg:x="4.7cm" svg:y="2.7cm">
          <text:p text:style-name="P8"><text:span text:style-name="T5">Docu</text:span><text:span text:style-name="T5">ment </text:span><text:span text:style-name="T5">Prepro</text:span><text:span text:style-name="T5">cessin</text:span><text:span text:style-name="T5">g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2.7cm" svg:x="0.8cm" svg:y="1.9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8cm" svg:y1="3.2cm" svg:x2="4.7cm" svg:y2="3.2cm">
          <text:p/>
        </draw:line>
        <draw:line draw:style-name="gr9" draw:text-style-name="P12" draw:layer="layout" svg:x1="11.5cm" svg:y1="4.9cm" svg:x2="11.5cm" svg:y2="3.5cm">
          <text:p/>
        </draw:line>
        <draw:line draw:style-name="gr2" draw:text-style-name="P3" draw:layer="layout" svg:x1="13.101cm" svg:y1="3.2cm" svg:x2="16.6cm" svg:y2="3.2cm">
          <text:p/>
        </draw:line>
        <draw:custom-shape draw:style-name="gr8" draw:text-style-name="P12" draw:layer="layout" svg:width="2cm" svg:height="2.7cm" svg:x="16.6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6.9cm" svg:y="2.1cm">
          <text:p text:style-name="P8"><text:span text:style-name="T5">Doc 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.1cm" svg:y="2.7cm">
          <text:p text:style-name="P8"><text:span text:style-name="T5">Doc 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6.9cm" svg:y="2.7cm">
          <text:p text:style-name="P8"><text:span text:style-name="T5">Doc 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6.9cm" svg:y="3.9cm">
          <text:p text:style-name="P8"><text:span text:style-name="T5">Doc k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0.559cm" svg:height="0.887cm" svg:x="17.342cm" svg:y="3.101cm">
          <draw:text-box>
            <text:p text:style-name="P10"><text:span text:style-name="T6">.</text:span></text:p>
            <text:p><text:span text:style-name="T6">.</text:span></text:p>
          </draw:text-box>
        </draw:frame>
        <draw:custom-shape draw:style-name="gr10" draw:text-style-name="P12" draw:layer="layout" svg:width="2.8cm" svg:height="4.3cm" svg:x="16.2cm" svg:y="1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4cm" svg:height="0.5cm" svg:x="16.4cm" svg:y="0.9cm">
          <text:p text:style-name="P13"><text:span text:style-name="T7">Prompt 0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line draw:style-name="gr2" draw:text-style-name="P3" draw:layer="layout" svg:x1="19.001cm" svg:y1="3.2cm" svg:x2="21cm" svg:y2="3.2cm">
          <text:p/>
        </draw:line>
        <draw:custom-shape draw:style-name="gr12" draw:text-style-name="P7" draw:layer="layout" svg:width="2.499cm" svg:height="1.201cm" svg:x="21.001cm" svg:y="2.6cm">
          <text:p text:style-name="P6"><text:span text:style-name="T3">LL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2" draw:layer="layout" svg:x1="22.3cm" svg:y1="3.801cm" svg:x2="22.3cm" svg:y2="5.201cm">
          <text:p/>
        </draw:line>
        <draw:custom-shape draw:style-name="gr13" draw:text-style-name="P16" draw:layer="layout" svg:width="2.7cm" svg:height="0.8cm" svg:x="21cm" svg:y="5.2cm">
          <text:p text:style-name="P15"><text:span text:style-name="T8">Response 0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4" draw:text-style-name="P12" draw:layer="layout" svg:width="2.8cm" svg:height="6.4cm" svg:x="16.2cm" svg:y="6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2.7cm" svg:x="16.6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6.9cm" svg:y="7.2cm">
          <text:p text:style-name="P8"><text:span text:style-name="T5">Doc 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6.9cm" svg:y="7.8cm">
          <text:p text:style-name="P8"><text:span text:style-name="T5">Doc 2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0.559cm" svg:height="0.887cm" svg:x="17.343cm" svg:y="8.202cm">
          <draw:text-box>
            <text:p text:style-name="P10"><text:span text:style-name="T6">.</text:span></text:p>
            <text:p><text:span text:style-name="T6">.</text:span></text:p>
          </draw:text-box>
        </draw:frame>
        <draw:custom-shape draw:style-name="gr5" draw:text-style-name="P9" draw:layer="layout" svg:width="1.4cm" svg:height="0.5cm" svg:x="16.9cm" svg:y="9cm">
          <text:p text:style-name="P8"><text:span text:style-name="T5">Doc 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0.6cm" svg:x="16.5cm" svg:y="11.7cm">
          <text:p text:style-name="P1"><text:span text:style-name="T1">Query 1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2.3cm" svg:y1="6.001cm" svg:x2="22.3cm" svg:y2="7.401cm">
          <text:p/>
        </draw:line>
        <draw:custom-shape draw:style-name="gr11" draw:text-style-name="P14" draw:layer="layout" svg:width="2.4cm" svg:height="0.5cm" svg:x="16.401cm" svg:y="6.001cm">
          <text:p text:style-name="P13"><text:span text:style-name="T7">Prompt 1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15" draw:text-style-name="P4" draw:layer="layout" svg:width="2.5cm" svg:height="1cm" svg:x="21.1cm" svg:y="7.4cm">
          <text:p text:style-name="P4"><text:span text:style-name="T2">Chat</text:span></text:p>
          <text:p text:style-name="P4"><text:span text:style-name="T2">History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9" draw:text-style-name="P12" draw:layer="layout" svg:x1="22.3cm" svg:y1="8.4cm" svg:x2="22.3cm" svg:y2="9.901cm">
          <text:p/>
        </draw:line>
        <draw:custom-shape draw:style-name="gr16" draw:text-style-name="P8" draw:layer="layout" svg:width="2.9cm" svg:height="1.4cm" svg:x="20.9cm" svg:y="9.9cm">
          <text:p text:style-name="P8"><text:span text:style-name="T5">Chat history Usage Strategy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7cm" svg:height="1.1cm" svg:x="16.8cm" svg:y="10.1cm">
          <text:p text:style-name="P8"><text:span text:style-name="T5">Chat summary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20.9cm" svg:y1="10.5cm" svg:x2="18.5cm" svg:y2="10.5cm">
          <text:p/>
        </draw:line>
        <draw:custom-shape draw:style-name="gr12" draw:text-style-name="P7" draw:layer="layout" svg:width="2.499cm" svg:height="1.201cm" svg:x="10.201cm" svg:y="8.699cm">
          <text:p text:style-name="P6"><text:span text:style-name="T3">LL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1.299cm" svg:height="0.499cm" svg:x="14.301cm" svg:y="11.801cm">
          <text:p text:style-name="P17"><text:span text:style-name="T9">D</text:span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1.9cm" svg:height="0.3cm" svg:x="14cm" svg:y="11cm">
          <text:p text:style-name="P19"><text:span text:style-name="T11">Embedd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1.4cm" svg:height="0.5cm" svg:x="14.3cm" svg:y="10.2cm">
          <text:p text:style-name="P19"><text:span text:style-name="T11">Vector DB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16.5cm" svg:y1="12cm" svg:x2="15.6cm" svg:y2="12cm">
          <text:p/>
        </draw:line>
        <draw:line draw:style-name="gr22" draw:text-style-name="P12" draw:layer="layout" svg:x1="15cm" svg:y1="11.3cm" svg:x2="15cm" svg:y2="11.801cm">
          <text:p/>
        </draw:line>
        <draw:line draw:style-name="gr22" draw:text-style-name="P12" draw:layer="layout" svg:x1="15cm" svg:y1="10.7cm" svg:x2="15cm" svg:y2="11cm">
          <text:p/>
        </draw:line>
        <draw:line draw:style-name="gr23" draw:text-style-name="P12" draw:layer="layout" svg:x1="15cm" svg:y1="8.5cm" svg:x2="16.6cm" svg:y2="8.5cm">
          <text:p/>
        </draw:line>
        <draw:line draw:style-name="gr22" draw:text-style-name="P12" draw:layer="layout" svg:x1="15cm" svg:y1="10.2cm" svg:x2="15cm" svg:y2="8.5cm">
          <text:p/>
        </draw:line>
        <draw:custom-shape draw:style-name="gr13" draw:text-style-name="P16" draw:layer="layout" svg:width="2.7cm" svg:height="0.8cm" svg:x="5.901cm" svg:y="7.101cm">
          <text:p text:style-name="P15"><text:span text:style-name="T8">Response 1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2" draw:text-style-name="P3" draw:layer="layout" svg:x1="16.199cm" svg:y1="9.3cm" svg:x2="12.7cm" svg:y2="9.3cm">
          <text:p/>
        </draw:line>
        <draw:custom-shape draw:style-name="gr24" draw:text-style-name="P8" draw:layer="layout" svg:width="2.5cm" svg:height="0.6cm" svg:x="21.1cm" svg:y="4.1cm">
          <text:p text:style-name="P8"><text:span text:style-name="T5">Postprocess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.5cm" svg:height="0.6cm" svg:x="21.1cm" svg:y="4.1cm">
          <text:p text:style-name="P8"><text:span text:style-name="T5">Postprocessing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2.5cm" svg:height="0.6cm" svg:x="10.2cm" svg:y="7.2cm">
          <text:p text:style-name="P8"><text:span text:style-name="T5">Postprocessing</text:span></text:p>
          <draw:enhanced-geometry svg:viewBox="0 0 21600 21600" draw:type="rectangle" draw:enhanced-path="M 0 0 L 21600 0 21600 21600 0 21600 0 0 Z N"/>
        </draw:custom-shape>
        <draw:line draw:style-name="gr18" draw:text-style-name="P12" draw:layer="layout" svg:x1="10.202cm" svg:y1="7.5cm" svg:x2="8.501cm" svg:y2="7.5cm">
          <text:p/>
        </draw:line>
        <draw:line draw:style-name="gr9" draw:text-style-name="P12" draw:layer="layout" svg:x1="11.5cm" svg:y1="8.699cm" svg:x2="11.5cm" svg:y2="7.8cm">
          <text:p/>
        </draw:line>
        <draw:line draw:style-name="gr25" draw:text-style-name="P12" draw:layer="layout" svg:x1="0.5cm" svg:y1="1.5cm" svg:x2="13.5cm" svg:y2="1.5cm">
          <text:p/>
        </draw:line>
        <draw:line draw:style-name="gr25" draw:text-style-name="P12" draw:layer="layout" svg:x1="0.5cm" svg:y1="6.3cm" svg:x2="13.5cm" svg:y2="6.3cm">
          <text:p/>
        </draw:line>
        <draw:line draw:style-name="gr25" draw:text-style-name="P12" draw:layer="layout" svg:x1="13.5cm" svg:y1="1.5cm" svg:x2="13.5cm" svg:y2="6.3cm">
          <text:p/>
        </draw:line>
        <draw:line draw:style-name="gr25" draw:text-style-name="P12" draw:layer="layout" svg:x1="0.5cm" svg:y1="1.5cm" svg:x2="0.5cm" svg:y2="6.3cm">
          <text:p/>
        </draw:line>
        <draw:custom-shape draw:style-name="gr26" draw:text-style-name="P21" draw:layer="layout" svg:width="3.5cm" svg:height="0.5cm" svg:x="0.5cm" svg:y="1cm">
          <text:p text:style-name="P13"><text:span text:style-name="T7">RETRIE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draw:layer="layout" svg:width="2.3cm" svg:height="0.6cm" svg:x="3.7cm" svg:y="6.9cm">
          <text:p text:style-name="P1"><text:span text:style-name="T1">Quer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cm" svg:y1="7.2cm" svg:x2="10cm" svg:y2="7.2cm">
          <text:p/>
        </draw:line>
        <draw:custom-shape draw:style-name="gr3" draw:text-style-name="P24" draw:layer="layout" svg:width="3cm" svg:height="0.6cm" svg:x="10cm" svg:y="6.9cm">
          <text:p text:style-name="P23"><text:span text:style-name="T12">Query Embeddings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3cm" svg:height="1cm" svg:x="10.1cm" svg:y="2.7cm">
          <text:p text:style-name="P25"><text:span text:style-name="T6">Embedding Vector Stor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5.5cm" svg:y="2.1cm">
          <text:p text:style-name="P8"><text:span text:style-name="T5">Doc 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5.5cm" svg:y="3.9cm">
          <text:p text:style-name="P8"><text:span text:style-name="T5">Doc </text:span><text:span text:style-name="T13">n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0.559cm" svg:height="0.887cm" svg:x="5.841cm" svg:y="3.1cm">
          <draw:text-box>
            <text:p text:style-name="P27"><text:span text:style-name="T6">.</text:span></text:p>
            <text:p text:style-name="P28"><text:span text:style-name="T6">.</text:span></text:p>
          </draw:text-box>
        </draw:frame>
        <draw:custom-shape draw:style-name="gr8" draw:text-style-name="P12" draw:layer="layout" svg:width="2cm" svg:height="2.7cm" svg:x="5.2cm" svg:y="1.9cm">
          <text:p/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1.5cm" svg:y1="6.9cm" svg:x2="11.5cm" svg:y2="3.7cm">
          <text:p/>
        </draw:line>
        <draw:line draw:style-name="gr2" draw:text-style-name="P3" draw:layer="layout" svg:x1="13.101cm" svg:y1="3.2cm" svg:x2="15cm" svg:y2="3.2cm">
          <text:p/>
        </draw:line>
        <draw:custom-shape draw:style-name="gr8" draw:text-style-name="P12" draw:layer="layout" svg:width="2cm" svg:height="2.7cm" svg:x="15cm" svg:y="1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5.3cm" svg:y="2cm">
          <text:p text:style-name="P8"><text:span text:style-name="T5">Doc 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5.5cm" svg:y="2.7cm">
          <text:p text:style-name="P8"><text:span text:style-name="T5">Doc 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5.3cm" svg:y="2.6cm">
          <text:p text:style-name="P8"><text:span text:style-name="T5">Doc 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5.3cm" svg:y="3.9cm">
          <text:p text:style-name="P8"><text:span text:style-name="T5">Doc </text:span><text:span text:style-name="T13">k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0.559cm" svg:height="0.887cm" svg:x="15.742cm" svg:y="3.001cm">
          <draw:text-box>
            <text:p text:style-name="P27"><text:span text:style-name="T6">.</text:span></text:p>
            <text:p text:style-name="P28"><text:span text:style-name="T6">.</text:span></text:p>
          </draw:text-box>
        </draw:frame>
        <draw:line draw:style-name="gr25" draw:text-style-name="P12" draw:layer="layout" svg:x1="0.5cm" svg:y1="1.5cm" svg:x2="13.5cm" svg:y2="1.5cm">
          <text:p/>
        </draw:line>
        <draw:line draw:style-name="gr25" draw:text-style-name="P12" draw:layer="layout" svg:x1="13.5cm" svg:y1="1.5cm" svg:x2="13.5cm" svg:y2="5.2cm">
          <text:p/>
        </draw:line>
        <draw:line draw:style-name="gr25" draw:text-style-name="P12" draw:layer="layout" svg:x1="0.5cm" svg:y1="1.5cm" svg:x2="0.5cm" svg:y2="5.2cm">
          <text:p/>
        </draw:line>
        <draw:custom-shape draw:style-name="gr29" draw:text-style-name="P21" draw:layer="layout" svg:width="4cm" svg:height="0.5cm" svg:x="0.5cm" svg:y="1cm">
          <text:p text:style-name="P13"><text:span text:style-name="T7">Vector Store </text:span><text:span text:style-name="T7">Creation</text:span></text:p>
          <draw:enhanced-geometry svg:viewBox="0 0 21600 21600" draw:type="rectangle" draw:enhanced-path="M 0 0 L 21600 0 21600 21600 0 21600 0 0 Z N"/>
        </draw:custom-shape>
        <draw:frame draw:style-name="gr30" draw:text-style-name="P29" draw:layer="layout" svg:width="3.131cm" svg:height="0.887cm" svg:x="14.4cm" svg:y="4.6cm">
          <draw:text-box>
            <text:p text:style-name="P28"><text:span text:style-name="T12"><text:s text:c="4"/></text:span><text:span text:style-name="T12">Top </text:span><text:span text:style-name="T12">K </text:span><text:span text:style-name="T12">releva</text:span><text:span text:style-name="T12">nt </text:span></text:p>
            <text:p text:style-name="P28"><text:span text:style-name="T12">docu</text:span><text:span text:style-name="T12">ments </text:span><text:span text:style-name="T12">retrive</text:span><text:span text:style-name="T12">d</text:span></text:p>
          </draw:text-box>
        </draw:frame>
        <draw:frame draw:style-name="gr30" draw:text-style-name="P29" draw:layer="layout" svg:width="1.865cm" svg:height="0.887cm" svg:x="11.401cm" svg:y="4.201cm">
          <draw:text-box>
            <text:p text:style-name="P28"><text:span text:style-name="T12">Simila</text:span><text:span text:style-name="T12">rity </text:span></text:p>
            <text:p text:style-name="P28"><text:span text:style-name="T12">Searc</text:span><text:span text:style-name="T12">h</text:span></text:p>
          </draw:text-box>
        </draw:frame>
        <draw:custom-shape draw:style-name="gr31" draw:text-style-name="P30" draw:layer="layout" svg:width="2cm" svg:height="0.5cm" svg:x="15cm" svg:y="1.4cm">
          <text:p text:style-name="P25"><text:span text:style-name="T6">CONT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2.5cm" svg:height="0.9cm" svg:x="1.5cm" svg:y="2.7cm">
          <text:p text:style-name="P23"><text:span text:style-name="T12">Chunking </text:span><text:span text:style-name="T12">Strate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4cm" svg:y1="3.2cm" svg:x2="5.2cm" svg:y2="3.2cm">
          <text:p/>
        </draw:line>
        <draw:line draw:style-name="gr2" draw:text-style-name="P3" draw:layer="layout" svg:x1="7.2cm" svg:y1="3.2cm" svg:x2="10.1cm" svg:y2="3.2cm">
          <text:p/>
        </draw:line>
        <draw:custom-shape draw:style-name="gr4" draw:text-style-name="P7" draw:layer="layout" svg:width="1.5cm" svg:height="1cm" svg:x="7.902cm" svg:y="2.702cm">
          <text:p text:style-name="P6"><text:span text:style-name="T3">D</text:span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2" draw:layer="layout" svg:x1="0.5cm" svg:y1="5.2cm" svg:x2="13.5cm" svg:y2="5.2cm">
          <text:p/>
        </draw:line>
        <draw:custom-shape draw:style-name="gr4" draw:text-style-name="P7" draw:layer="layout" svg:width="1.5cm" svg:height="1cm" svg:x="7.703cm" svg:y="6.703cm">
          <text:p text:style-name="P6"><text:span text:style-name="T3">D</text:span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2" draw:layer="layout" svg:x1="7cm" svg:y1="6.1cm" svg:x2="13.5cm" svg:y2="6.1cm">
          <text:p/>
        </draw:line>
        <draw:line draw:style-name="gr25" draw:text-style-name="P12" draw:layer="layout" svg:x1="7cm" svg:y1="8.2cm" svg:x2="13.5cm" svg:y2="8.2cm">
          <text:p/>
        </draw:line>
        <draw:line draw:style-name="gr25" draw:text-style-name="P12" draw:layer="layout" svg:x1="13.5cm" svg:y1="6.1cm" svg:x2="13.5cm" svg:y2="8.2cm">
          <text:p/>
        </draw:line>
        <draw:line draw:style-name="gr25" draw:text-style-name="P12" draw:layer="layout" svg:x1="7cm" svg:y1="6.1cm" svg:x2="7cm" svg:y2="8.2cm">
          <text:p/>
        </draw:line>
        <draw:custom-shape draw:style-name="gr32" draw:text-style-name="P21" draw:layer="layout" svg:width="2.5cm" svg:height="0.5cm" svg:x="7cm" svg:y="5.6cm">
          <text:p text:style-name="P13"><text:span text:style-name="T7">Retriever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2.5cm" svg:height="0.8cm" svg:x="1.5cm" svg:y="4.2cm">
          <text:p text:style-name="P31"><text:span text:style-name="T12">Document Resourc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.7cm" svg:y1="4.2cm" svg:x2="2.7cm" svg:y2="3.601cm">
          <text:p/>
        </draw:line>
        <draw:custom-shape draw:style-name="gr34" draw:text-style-name="P34" draw:layer="layout" svg:width="3.2cm" svg:height="2.2cm" svg:x="14.2cm" svg:y="6cm">
          <text:p text:style-name="P33"><text:span text:style-name="T14">D</text:span><text:span text:style-name="T15">e</text:span><text:span text:style-name="T16"> </text:span><text:span text:style-name="T16">-</text:span><text:span text:style-name="T16"> </text:span><text:span text:style-name="T17">E</text:span><text:span text:style-name="T17">m</text:span><text:span text:style-name="T17">b</text:span><text:span text:style-name="T17">e</text:span><text:span text:style-name="T17">d</text:span><text:span text:style-name="T17">d</text:span><text:span text:style-name="T17">i</text:span><text:span text:style-name="T17">n</text:span><text:span text:style-name="T17">g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text:span text:style-name="T17"> </text:span><text:span text:style-name="T17">u</text:span><text:span text:style-name="T17">s</text:span><text:span text:style-name="T17">e</text:span><text:span text:style-name="T17">d</text:span><text:span text:style-name="T17"> </text:span><text:span text:style-name="T17">f</text:span><text:span text:style-name="T17">o</text:span><text:span text:style-name="T17">r</text:span><text:span text:style-name="T17"> </text:span><text:span text:style-name="T17">c</text:span><text:span text:style-name="T17">r</text:span><text:span text:style-name="T17">e</text:span><text:span text:style-name="T17">a</text:span><text:span text:style-name="T17">t</text:span><text:span text:style-name="T17">i</text:span><text:span text:style-name="T17">n</text:span><text:span text:style-name="T17">g</text:span><text:span text:style-name="T17"> </text:span><text:span text:style-name="T17">v</text:span><text:span text:style-name="T17">e</text:span><text:span text:style-name="T17">c</text:span><text:span text:style-name="T17">t</text:span><text:span text:style-name="T17">o</text:span><text:span text:style-name="T17">r</text:span><text:span text:style-name="T17"> </text:span><text:span text:style-name="T17">s</text:span><text:span text:style-name="T17">t</text:span><text:span text:style-name="T17">o</text:span><text:span text:style-name="T17">r</text:span><text:span text:style-name="T17">e</text:span><text:span text:style-name="T17"> </text:span><text:span text:style-name="T17">a</text:span><text:span text:style-name="T17">n</text:span><text:span text:style-name="T17">d</text:span><text:span text:style-name="T17"> </text:span><text:span text:style-name="T17">a</text:span><text:span text:style-name="T17">l</text:span><text:span text:style-name="T17">s</text:span><text:span text:style-name="T17">o</text:span><text:span text:style-name="T17"> </text:span><text:span text:style-name="T17">t</text:span><text:span text:style-name="T17">o</text:span><text:span text:style-name="T17"> </text:span><text:span text:style-name="T17">g</text:span><text:span text:style-name="T17">e</text:span><text:span text:style-name="T17">n</text:span><text:span text:style-name="T17">e</text:span><text:span text:style-name="T17">r</text:span><text:span text:style-name="T17">a</text:span><text:span text:style-name="T17">t</text:span><text:span text:style-name="T17">e</text:span><text:span text:style-name="T17"> </text:span><text:span text:style-name="T17">Q</text:span><text:span text:style-name="T17">u</text:span><text:span text:style-name="T17">e</text:span><text:span text:style-name="T17">r</text:span><text:span text:style-name="T17">y</text:span><text:span text:style-name="T17"> </text:span><text:span text:style-name="T17">E</text:span><text:span text:style-name="T17">m</text:span><text:span text:style-name="T17">b</text:span><text:span text:style-name="T17">e</text:span><text:span text:style-name="T17">d</text:span><text:span text:style-name="T17">d</text:span><text:span text:style-name="T17">i</text:span><text:span text:style-name="T17">n</text:span><text:span text:style-name="T17">g</text:span><text:span text:style-name="T17">’</text:span><text:span text:style-name="T17">s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7" draw:layer="layout" svg:width="18.624cm" svg:height="10.476cm" svg:x="1.482cm" svg:y="2.123cm" draw:page-number="2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35" draw:text-style-name="P12" draw:layer="layout" svg:width="2.8cm" svg:height="7.5cm" svg:x="16.2cm" svg:y="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cm" svg:height="2.7cm" svg:x="16.6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6.9cm" svg:y="9cm">
          <text:p text:style-name="P8"><text:span text:style-name="T5">Doc 1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4cm" svg:height="0.5cm" svg:x="16.9cm" svg:y="9.6cm">
          <text:p text:style-name="P8"><text:span text:style-name="T5">Doc 2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0.559cm" svg:height="0.887cm" svg:x="17.343cm" svg:y="9.902cm">
          <draw:text-box>
            <text:p text:style-name="P10"><text:span text:style-name="T6">.</text:span></text:p>
            <text:p><text:span text:style-name="T6">.</text:span></text:p>
          </draw:text-box>
        </draw:frame>
        <draw:custom-shape draw:style-name="gr5" draw:text-style-name="P9" draw:layer="layout" svg:width="1.4cm" svg:height="0.5cm" svg:x="16.9cm" svg:y="10.8cm">
          <text:p text:style-name="P8"><text:span text:style-name="T5">Doc 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3cm" svg:height="0.6cm" svg:x="16.5cm" svg:y="12cm">
          <text:p text:style-name="P1"><text:span text:style-name="T1">Que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4cm" svg:height="0.5cm" svg:x="16.401cm" svg:y="4.901cm">
          <text:p text:style-name="P13"><text:span text:style-name="T7">Prompt</text:span></text:p>
          <draw:enhanced-geometry svg:viewBox="0 0 21600 21600" draw:path-stretchpoint-x="10800" draw:path-stretchpoint-y="11000" draw:text-areas="?f0 ?f0 ?f3 ?f12" draw:mirror-horizontal="false" draw:mirror-vertical="false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6" draw:text-style-name="P25" draw:layer="layout" svg:width="1.7cm" svg:height="0.9cm" svg:x="16.7cm" svg:y="7cm">
          <text:p text:style-name="P25"><text:span text:style-name="T6">Chat History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2cm" svg:height="0.5cm" svg:x="16.6cm" svg:y="8.3cm">
          <text:p text:style-name="P25"><text:span text:style-name="T6">CONTEXT</text:span></text:p>
          <draw:enhanced-geometry svg:viewBox="0 0 21600 21600" draw:type="rectangle" draw:enhanced-path="M 0 0 L 21600 0 21600 21600 0 21600 0 0 Z N"/>
        </draw:custom-shape>
        <draw:custom-shape draw:style-name="gr36" draw:text-style-name="P25" draw:layer="layout" svg:width="1.7cm" svg:height="0.9cm" svg:x="16.7cm" svg:y="5.8cm">
          <text:p text:style-name="P25"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M</text:span><text:span text:style-name="T6">e</text:span><text:span text:style-name="T6">s</text:span><text:span text:style-name="T6">s</text:span><text:span text:style-name="T6">a</text:span><text:span text:style-name="T6">g</text:span><text:span text:style-name="T6">e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7" draw:layer="layout" svg:width="18.624cm" svg:height="10.476cm" svg:x="1.482cm" svg:y="2.123cm" draw:page-number="3" presentation:class="page"/>
          <draw:frame presentation:style-name="pr1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0T10:28:48.495876640</meta:creation-date>
    <dc:date>2024-08-04T19:51:22.536482368</dc:date>
    <meta:editing-duration>PT1H5M36S</meta:editing-duration>
    <meta:editing-cycles>9</meta:editing-cycles>
    <meta:generator>LibreOffice/7.3.7.2$Linux_X86_64 LibreOffice_project/30$Build-2</meta:generator>
    <meta:document-statistic meta:object-count="138"/>
  </office:meta>
</office:document-meta>
</file>